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ahnschrift" fo:font-size="32pt" officeooo:rsid="001c1fc4" officeooo:paragraph-rsid="001c1fc4" style:font-size-asian="28pt" style:font-size-complex="32pt"/>
    </style:style>
    <style:style style:name="P2" style:family="paragraph" style:parent-style-name="Standard">
      <style:paragraph-properties fo:text-align="start" style:justify-single-word="false"/>
      <style:text-properties style:font-name="Bahnschrift" fo:font-size="20pt" officeooo:rsid="001c1fc4" officeooo:paragraph-rsid="001c1fc4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style:font-name="Arial1" fo:font-size="20pt" fo:font-weight="bold" officeooo:rsid="001c1fc4" officeooo:paragraph-rsid="001c1fc4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1" fo:font-size="20pt" fo:language="en" fo:country="US" fo:font-weight="bold" officeooo:rsid="001f4645" officeooo:paragraph-rsid="001f4645" style:font-size-asian="17.5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1" fo:font-size="20pt" fo:language="en" fo:country="US" fo:font-weight="bold" officeooo:rsid="0023edbb" officeooo:paragraph-rsid="0023edbb" style:font-size-asian="17.5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1" fo:font-size="16pt" officeooo:rsid="001c1fc4" officeooo:paragraph-rsid="001c1fc4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style:font-name="Arial1" fo:font-size="16pt" fo:language="en" fo:country="US" officeooo:rsid="001d7565" officeooo:paragraph-rsid="001d7565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style:font-name="Arial1" fo:font-size="16pt" fo:language="en" fo:country="US" officeooo:rsid="0020fafb" officeooo:paragraph-rsid="0020fafb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style:font-name="Arial1" fo:font-size="16pt" fo:language="en" fo:country="US" fo:font-weight="bold" officeooo:rsid="001f4645" officeooo:paragraph-rsid="001f4645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1" fo:font-size="16pt" fo:language="en" fo:country="US" fo:font-weight="bold" officeooo:rsid="001f4645" officeooo:paragraph-rsid="001f4645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1" fo:font-size="16pt" fo:language="en" fo:country="US" fo:font-weight="normal" officeooo:rsid="001f4645" officeooo:paragraph-rsid="001f4645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1" fo:font-size="18pt" fo:language="en" fo:country="US" fo:font-weight="normal" officeooo:rsid="001f4645" officeooo:paragraph-rsid="001f4645" style:font-size-asian="15.75pt" style:font-weight-asian="normal" style:font-size-complex="18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20fafb"/>
    </style:style>
    <style:style style:name="T4" style:family="text">
      <style:text-properties fo:language="ru" fo:country="RU" officeooo:rsid="002292aa"/>
    </style:style>
    <style:style style:name="T5" style:family="text">
      <style:text-properties fo:language="ru" fo:country="RU" officeooo:rsid="0022db3c"/>
    </style:style>
    <style:style style:name="T6" style:family="text">
      <style:text-properties fo:language="ru" fo:country="RU" officeooo:rsid="0022f8d8"/>
    </style:style>
    <style:style style:name="T7" style:family="text">
      <style:text-properties fo:language="ru" fo:country="RU" fo:font-weight="bold" style:font-weight-asian="bold" style:font-weight-complex="bold"/>
    </style:style>
    <style:style style:name="T8" style:family="text">
      <style:text-properties fo:language="ru" fo:country="RU" fo:font-weight="normal" officeooo:rsid="0022f8d8" style:font-weight-asian="normal" style:font-weight-complex="normal"/>
    </style:style>
    <style:style style:name="T9" style:family="text">
      <style:text-properties officeooo:rsid="001d7565"/>
    </style:style>
    <style:style style:name="T10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льзовательское соглашение</text:p>
      <text:p text:style-name="P1"/>
      <text:p text:style-name="P3">1. Общие положени<text:span text:style-name="T9">я</text:span></text:p>
      <text:p text:style-name="P6"/>
      <text:p text:style-name="P6"><text:span text:style-name="T10">1.1.</text:span> <text:span text:style-name="T1">Fcore Tracker —</text:span><text:span text:style-name="T2"> уникальная веб-платформа, направленная на исправление проблем фриланса (Далее — Сайт)</text:span></text:p>
      <text:p text:style-name="P6"><text:span text:style-name="T7">1.2.</text:span><text:span text:style-name="T2"> Настоящее Пользовательское Соглашение (Далее — Соглашение) <text:s/>относится к Сайту.</text:span></text:p>
      <text:p text:style-name="P6"><text:span text:style-name="T7">1.3.</text:span><text:span text:style-name="T2"> Сайт принадлежит физическому лицу (Далее — руководитель), Николаев Андрей Кириллович.</text:span></text:p>
      <text:p text:style-name="P6"><text:span text:style-name="T2">ИНН: 772608290050</text:span></text:p>
      <text:p text:style-name="P6"><text:span text:style-name="T7">1.4.</text:span><text:span text:style-name="T2"> Сайт </text:span><text:span text:style-name="T1">Fcore Tracker </text:span><text:span text:style-name="T2">и доменное имя </text:span><text:span text:style-name="T1">fcoretracker.ru (</text:span><text:span text:style-name="T2">Далее — Домен), являются собственностью Руководителя.</text:span></text:p>
      <text:p text:style-name="P7"><text:span text:style-name="T10">1.5.</text:span> <text:span text:style-name="T2">Руководитель Сайта является лицом поставленным на учёт НПД (Далее — Самозанятый)</text:span></text:p>
      <text:p text:style-name="P8"><text:span text:style-name="T7">1.6.</text:span><text:span text:style-name="T2"> Лицо, зарегистрированное на данном сайте в качестве работника (Далее — Исполнитель), в праве пользоваться всеми его текущими приемуществами.</text:span></text:p>
      <text:p text:style-name="P8"><text:span text:style-name="T7">1.7.</text:span><text:span text:style-name="T2"> Лицо, зарегистрированное на данном сайте в качестве заказчика (Далее — Клиент), в праве пользоваться всеми его текущими приемуществами.</text:span></text:p>
      <text:p text:style-name="P7"><text:span text:style-name="T2"/></text:p>
      <text:p text:style-name="P7"><text:span text:style-name="T2"/></text:p>
      <text:p text:style-name="P4"><text:span text:style-name="T2">2. Зона ответственности</text:span></text:p>
      <text:p text:style-name="P4"><text:span text:style-name="T2"/></text:p>
      <text:p text:style-name="P12"><text:span text:style-name="T2">Сайт несет ответсвенность:</text:span></text:p>
      <text:p text:style-name="P12"><text:span text:style-name="T2"/></text:p>
      <text:p text:style-name="P11"><text:span text:style-name="T7">2.1.</text:span><text:span text:style-name="T2"> За сохранность данных оставленных пользователем в процессе регистрации или редактирования аккаунта на текущем Сайте.</text:span></text:p>
      <text:p text:style-name="P11"><text:span text:style-name="T7">2.2.</text:span><text:span text:style-name="T2"> За работоспособность всех функций Сайта в процессе его использования </text:span><text:span text:style-name="T3">Исполнителем или Клиентом.</text:span></text:p>
      <text:p text:style-name="P11"><text:span text:style-name="T7">2.3.</text:span><text:span text:style-name="T2"> </text:span><text:span text:style-name="T3">За обеспечение безопасной сделки между Клиентом </text:span><text:span text:style-name="T4">и Исполнителем </text:span><text:span text:style-name="T5">в процессе её совершения.</text:span></text:p>
      <text:p text:style-name="P11"><text:span text:style-name="T2"/></text:p>
      <text:p text:style-name="P11"><text:span text:style-name="T2"/></text:p>
      <text:p text:style-name="P12"><text:soft-page-break/><text:span text:style-name="T2">Сайт не несет ответсвенность:</text:span></text:p>
      <text:p text:style-name="P12"><text:span text:style-name="T2"/></text:p>
      <text:p text:style-name="P11"><text:span text:style-name="T7">2.4. </text:span><text:span text:style-name="T6">За ошибки Сайта, вызванные в процессе неправильного использования.</text:span></text:p>
      <text:p text:style-name="P11"><text:span text:style-name="T6"/></text:p>
      <text:p text:style-name="P10"><text:span text:style-name="T2">2.5. </text:span><text:span text:style-name="T8">За ошибки Сайта, вызванные в процессе ошибок на хостинге Сайта.</text:span></text:p>
      <text:p text:style-name="P10"><text:span text:style-name="T8"/></text:p>
      <text:p text:style-name="P11"><text:span text:style-name="T7">2.6.</text:span><text:span text:style-name="T2"> </text:span><text:span text:style-name="T6">За утечку данных, на других сайтах</text:span></text:p>
      <text:p text:style-name="P11"><text:span text:style-name="T6"/></text:p>
      <text:p text:style-name="P10"><text:span text:style-name="T2">2.7. </text:span><text:span text:style-name="T8">За передачу Пользователем данных третьим лицам.</text:span></text:p>
      <text:p text:style-name="P9"><text:span text:style-name="T2"/></text:p>
      <text:p text:style-name="P9"><text:span text:style-name="T2"/></text:p>
      <text:p text:style-name="P5"><text:span text:style-name="T2">3. Права и обязанности сторон</text:span></text:p>
      <text:p text:style-name="P7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5T01:50:13.884000000</meta:creation-date>
    <dc:date>2024-12-15T02:07:14.435000000</dc:date>
    <meta:editing-duration>PT16M57S</meta:editing-duration>
    <meta:editing-cycles>8</meta:editing-cycles>
    <meta:generator>LibreOffice/24.2.2.2$Windows_X86_64 LibreOffice_project/d56cc158d8a96260b836f100ef4b4ef25d6f1a01</meta:generator>
    <meta:document-statistic meta:table-count="0" meta:image-count="0" meta:object-count="0" meta:page-count="2" meta:paragraph-count="21" meta:word-count="188" meta:character-count="1471" meta:non-whitespace-character-count="1295"/>
  </office:meta>
</office:document-meta>
</file>